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5.26cm" svg:height="0.963cm" svg:x="2.031cm" svg:y="1.635cm">
          <draw:text-box>
            <text:p>Iteration Process</text:p>
          </draw:text-box>
        </draw:frame>
        <draw:frame draw:style-name="gr1" draw:text-style-name="P1" draw:layer="layout" svg:width="3.431cm" svg:height="0.806cm" svg:x="2.81cm" svg:y="3.221cm">
          <draw:text-box>
            <text:p text:style-name="P1">Iteration n - 1</text:p>
          </draw:text-box>
        </draw:frame>
        <draw:custom-shape draw:style-name="gr2" draw:text-style-name="P3" draw:layer="layout" svg:width="4.699cm" svg:height="2.921cm" svg:x="1.754cm" svg:y="6.207cm">
          <text:p text:style-name="P2"><text:span text:style-name="T1">Prepare user stories</text:span></text:p>
          <text:p text:style-name="P2"><text:span text:style-name="T1">* writing</text:span></text:p>
          <text:p text:style-name="P2"><text:span text:style-name="T1">* user story readiness </text:span></text:p>
          <text:p text:style-name="P2"><text:span text:style-name="T1"><text:s text:c="3"/></text:span><text:span text:style-name="T1">check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699cm" svg:height="2.921cm" svg:x="3.786cm" svg:y="9.509cm">
          <text:p text:style-name="P2"><text:span text:style-name="T1">Estimate user stories </text:span></text:p>
          <text:p text:style-name="P2"><text:span text:style-name="T1">(size / length)</text:span></text:p>
          <text:p text:style-name="P2"><text:span text:style-name="T1"/></text:p>
          <text:p text:style-name="P2"><text:span text:style-name="T1">Mon, Tue regularly </text:span></text:p>
          <text:p text:style-name="P2"><text:span text:style-name="T1">sched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9.247cm" svg:y1="14.335cm" svg:x2="9.247cm" svg:y2="5.699cm">
          <text:p/>
        </draw:line>
        <draw:frame draw:style-name="gr1" draw:text-style-name="P5" draw:layer="layout" svg:width="3.732cm" svg:height="1.199cm" svg:x="7.877cm" svg:y="4.847cm">
          <draw:text-box>
            <text:p><text:span text:style-name="T1">Start: <text:s/>Wed</text:span></text:p>
          </draw:text-box>
        </draw:frame>
        <draw:frame draw:style-name="gr1" draw:text-style-name="P1" draw:layer="layout" svg:width="2.974cm" svg:height="1.28cm" svg:x="15.679cm" svg:y="3.221cm">
          <draw:text-box>
            <text:p text:style-name="P1">Iteration n</text:p>
            <text:p text:style-name="P1"><text:span text:style-name="T1">2 weeks long</text:span></text:p>
          </draw:text-box>
        </draw:frame>
        <draw:line draw:style-name="gr3" draw:text-style-name="P4" draw:layer="layout" svg:x1="25.376cm" svg:y1="14.335cm" svg:x2="25.376cm" svg:y2="5.699cm">
          <text:p/>
        </draw:line>
        <draw:frame draw:style-name="gr1" draw:text-style-name="P5" draw:layer="layout" svg:width="2.327cm" svg:height="0.725cm" svg:x="24.006cm" svg:y="4.847cm">
          <draw:text-box>
            <text:p><text:span text:style-name="T1">End: <text:s/>Tue</text:span></text:p>
          </draw:text-box>
        </draw:frame>
        <draw:custom-shape draw:style-name="gr2" draw:text-style-name="P3" draw:layer="layout" svg:width="3.048cm" svg:height="2.921cm" svg:x="9.628cm" svg:y="5.826cm">
          <text:p text:style-name="P2"><text:span text:style-name="T1">Prioritize </text:span></text:p>
          <text:p text:style-name="P2"><text:span text:style-name="T1">user stories</text:span></text:p>
          <text:p text:style-name="P2"><text:span text:style-name="T1">Wed, early, </text:span></text:p>
          <text:p text:style-name="P2"><text:span text:style-name="T1">1 h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699cm" svg:height="3.386cm" svg:x="13.311cm" svg:y="6.588cm">
          <text:p text:style-name="P2"><text:span text:style-name="T1">Develop prioritized</text:span></text:p>
          <text:p text:style-name="P2"><text:span text:style-name="T1">User stories</text:span></text:p>
          <text:p text:style-name="P2"><text:span text:style-name="T1">* story done checklist</text:span></text:p>
          <text:p text:style-name="P2"><text:span text:style-name="T1">* user stories not</text:span></text:p>
          <text:p text:style-name="P2"><text:span text:style-name="T1"><text:s text:c="3"/></text:span><text:span text:style-name="T1">Modified once work</text:span></text:p>
          <text:p text:style-name="P2"><text:span text:style-name="T1"><text:s text:c="3"/></text:span><text:span text:style-name="T1">sta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699cm" svg:height="2.921cm" svg:x="14.454cm" svg:y="10.355cm">
          <text:p text:style-name="P2"><text:span text:style-name="T1">Validate user stories</text:span></text:p>
          <text:p text:style-name="P2"><text:span text:style-name="T1">* story validation</text:span></text:p>
          <text:p text:style-name="P2"><text:span text:style-name="T1"><text:s text:c="3"/></text:span><text:span text:style-name="T1">check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9.919cm" svg:y1="14.298cm" svg:x2="19.958cm" svg:y2="6.08cm">
          <text:p/>
        </draw:line>
        <draw:frame draw:style-name="gr1" draw:text-style-name="P5" draw:layer="layout" svg:width="3.732cm" svg:height="1.199cm" svg:x="18.053cm" svg:y="4.81cm">
          <draw:text-box>
            <text:p><text:span text:style-name="T1">Code Freeze</text:span></text:p>
            <text:p><text:span text:style-name="T1">Friday 3 PM EST</text:span></text:p>
          </draw:text-box>
        </draw:frame>
        <draw:custom-shape draw:style-name="gr2" draw:text-style-name="P3" draw:layer="layout" svg:width="4.699cm" svg:height="2.921cm" svg:x="20.296cm" svg:y="6.461cm">
          <text:p text:style-name="P2"><text:span text:style-name="T1">Review and demo</text:span></text:p>
          <text:p text:style-name="P2"><text:span text:style-name="T1">(to wider audience)</text:span></text:p>
          <text:p text:style-name="P2"><text:span text:style-name="T1">1 h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699cm" svg:height="2.921cm" svg:x="20.296cm" svg:y="10.652cm">
          <text:p text:style-name="P2"><text:span text:style-name="T1">Retrospective</text:span></text:p>
          <text:p text:style-name="P2"><text:span text:style-name="T1">1 h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5.502cm" svg:height="5.148cm" svg:x="1.721cm" svg:y="14.843cm">
          <draw:text-box>
            <text:p><text:span text:style-name="T2">User story backlog</text:span></text:p>
            <text:p><text:span text:style-name="T1">Stored in pivotal</text:span></text:p>
            <text:p><text:span text:style-name="T1">Everyone has read access</text:span></text:p>
            <text:p><text:span text:style-name="T1"/></text:p>
            <text:p><text:span text:style-name="T1">Backlog editors:</text:span></text:p>
            <text:p><text:span text:style-name="T1">Steve</text:span></text:p>
            <text:p><text:span text:style-name="T1">Dave</text:span></text:p>
            <text:p><text:span text:style-name="T1">Josh</text:span></text:p>
            <text:p><text:span text:style-name="T1">Kay</text:span></text:p>
            <text:p><text:span text:style-name="T1">Workstream leaders</text:span></text:p>
          </draw:text-box>
        </draw:frame>
        <draw:frame draw:style-name="gr1" draw:text-style-name="P5" draw:layer="layout" svg:width="7.779cm" svg:height="2.778cm" svg:x="8.715cm" svg:y="15.113cm">
          <draw:text-box>
            <text:p><text:span text:style-name="T2">Development Done Checklist</text:span></text:p>
            <text:p><text:span text:style-name="T1">Checked in</text:span></text:p>
            <text:p><text:span text:style-name="T1">Unit tests written, passed</text:span></text:p>
            <text:p><text:span text:style-name="T1">Integration tests written, passed</text:span></text:p>
            <text:p><text:span text:style-name="T1">Deployed to QA</text:span></text:p>
          </draw:text-box>
        </draw:frame>
        <draw:frame draw:style-name="gr1" draw:text-style-name="P5" draw:layer="layout" svg:width="9.515cm" svg:height="2.304cm" svg:x="11.822cm" svg:y="18.174cm">
          <draw:text-box>
            <text:p><text:span text:style-name="T2">Validation Done Checklist</text:span></text:p>
            <text:p><text:span text:style-name="T1">Internal validation (BA / tester)</text:span></text:p>
            <text:p><text:span text:style-name="T1">Product owner validation</text:span></text:p>
            <text:p><text:span text:style-name="T1">TODO: resolution between tester and developer</text:span></text:p>
          </draw:text-box>
        </draw:frame>
        <draw:frame draw:style-name="gr1" draw:text-style-name="P5" draw:layer="layout" svg:width="6.619cm" svg:height="2.304cm" svg:x="19.273cm" svg:y="15.46cm">
          <draw:text-box>
            <text:p><text:span text:style-name="T2">Code Freeze</text:span></text:p>
            <text:p><text:span text:style-name="T1">Branch code from trunk</text:span></text:p>
            <text:p><text:span text:style-name="T1">Only bug fixes on the branch</text:span></text:p>
            <text:p><text:span text:style-name="T1">Only merge from branch to trunk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2T20:53:29.02</meta:creation-date>
    <dc:date>2012-06-02T21:18:28.37</dc:date>
    <meta:editing-duration>PT9M36S</meta:editing-duration>
    <meta:editing-cycles>3</meta:editing-cycles>
    <meta:generator>LibreOffice/3.4$Win32 LibreOffice_project/340m1$Build-402</meta:generator>
    <meta:document-statistic meta:object-count="20"/>
  </office:meta>
</office:document-meta>
</file>